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Structures</text:p>
      <text:p text:style-name="Standard">:</text:p>
      <text:p text:style-name="Standard"><text:tab/>Point2D-&gt; </text:p>
      <text:p text:style-name="Standard"><text:tab/>{</text:p>
      <text:p text:style-name="Standard"><text:tab/><text:tab/>float x,y;</text:p>
      <text:p text:style-name="Standard"><text:tab/>}</text:p>
      <text:p text:style-name="Standard"><text:tab/>stores x,y coordinates and provides methods for point manipulation</text:p>
      <text:p text:style-name="Standard"/>
      <text:p text:style-name="Standard"><text:tab/>HalfPlane-&gt;</text:p>
      <text:p text:style-name="Standard"><text:tab/>{</text:p>
      <text:p text:style-name="Standard"><text:tab/><text:tab/>float a,b,c;</text:p>
      <text:p text:style-name="Standard"><text:tab/><text:tab/>bool contains();</text:p>
      <text:p text:style-name="Standard"><text:tab/>}</text:p>
      <text:p text:style-name="Standard"><text:tab/>stores a,b,c values of a half plane </text:p>
      <text:p text:style-name="Standard"><text:tab/>also stores a boolean variable to determine the type of half plane</text:p>
      <text:p text:style-name="Standard"><text:tab/>provides a method contains() which determines if a point is inside or not</text:p>
      <text:p text:style-name="Standard"/>
      <text:p text:style-name="Standard"><text:tab/>Equation-&gt;</text:p>
      <text:p text:style-name="Standard"><text:tab/>represents the equation to be optimized</text:p>
      <text:p text:style-name="Standard"><text:tab/>has methods for providing optimium point for a given half plane <text:s/><text:tab/><text:tab/> </text:p>
      <text:p text:style-name="Standard"><text:tab/></text:p>
      <text:p text:style-name="Standard"><text:tab/>Segments-&gt;</text:p>
      <text:p text:style-name="Standard"><text:tab/>{</text:p>
      <text:p text:style-name="Standard"><text:tab/><text:tab/>point left</text:p>
      <text:p text:style-name="Standard"><text:tab/><text:tab/>point right</text:p>
      <text:p text:style-name="Standard"><text:tab/><text:tab/>bool intersect(segment s1,segment s2)</text:p>
      <text:p text:style-name="Standard"><text:tab/>}</text:p>
      <text:p text:style-name="Standard"><text:tab/></text:p>
      <text:p text:style-name="Standard"><text:tab/>represents a line segment </text:p>
      <text:p text:style-name="Standard"><text:tab/>porivdes intersect method to determine the intersection point of two seg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xximum </meta:initial-creator>
    <meta:creation-date>2015-04-09T21:32:28</meta:creation-date>
    <dc:date>2015-04-09T21:48:22</dc:date>
    <dc:creator>Maxxximum </dc:creator>
    <meta:editing-duration>PT44S</meta:editing-duration>
    <meta:editing-cycles>1</meta:editing-cycles>
    <meta:document-statistic meta:table-count="0" meta:image-count="0" meta:object-count="0" meta:page-count="1" meta:paragraph-count="28" meta:word-count="99" meta:character-count="644" meta:non-whitespace-character-count="528"/>
    <meta:generator>LibreOffice/3.5$Linux_X86_64 LibreOffice_project/350m1$Build-2</meta:generator>
  </office:meta>
</office:document-meta>
</file>